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17cm"/>
    </style:style>
    <style:style style:name="co3" style:family="table-column">
      <style:table-column-properties fo:break-before="auto" style:column-width="0.325cm"/>
    </style:style>
    <style:style style:name="ro1" style:family="table-row">
      <style:table-row-properties style:row-height="1.369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3" style:family="table-cell" style:parent-style-name="Default" style:data-style-name="N109">
      <style:table-cell-properties fo:border="0.002cm solid #000000"/>
    </style:style>
    <style:style style:name="ce4" style:family="table-cell" style:parent-style-name="Default" style:data-style-name="N109">
      <style:table-cell-properties fo:border="0.002cm solid #000000" style:direction="ttb" style:rotation-angle="270"/>
      <style:text-properties fo:font-size="6pt" style:font-size-asian="6pt"/>
    </style:style>
    <style:style style:name="ce5" style:family="table-cell" style:parent-style-name="focus-O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6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7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8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9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10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11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12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</office:automatic-styles>
  <office:body>
    <office:spreadsheet>
      <table:table table:name="4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6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2-27">
            <text:p>2月27日</text:p>
          </table:table-cell>
          <table:table-cell table:style-name="ce4" table:formula="oooc:=[.G1]+1" office:value-type="date" office:date-value="2007-02-28">
            <text:p>2月28日</text:p>
          </table:table-cell>
          <table:table-cell table:style-name="ce4" table:formula="oooc:=[.H1]+1" office:value-type="date" office:date-value="2007-03-01">
            <text:p>3月1日</text:p>
          </table:table-cell>
          <table:table-cell table:style-name="ce4" table:formula="oooc:=[.I1]+1" office:value-type="date" office:date-value="2007-03-02">
            <text:p>3月2日</text:p>
          </table:table-cell>
          <table:table-cell table:style-name="ce4" table:formula="oooc:=[.J1]+1" office:value-type="date" office:date-value="2007-03-03">
            <text:p>3月3日</text:p>
          </table:table-cell>
          <table:table-cell table:style-name="ce4" table:formula="oooc:=[.K1]+1" office:value-type="date" office:date-value="2007-03-04">
            <text:p>3月4日</text:p>
          </table:table-cell>
          <table:table-cell table:style-name="ce4" table:formula="oooc:=[.L1]+1" office:value-type="date" office:date-value="2007-03-05">
            <text:p>3月5日</text:p>
          </table:table-cell>
          <table:table-cell table:style-name="ce4" table:formula="oooc:=[.M1]+1" office:value-type="date" office:date-value="2007-03-06">
            <text:p>3月6日</text:p>
          </table:table-cell>
          <table:table-cell table:style-name="ce4" table:formula="oooc:=[.N1]+1" office:value-type="date" office:date-value="2007-03-07">
            <text:p>3月7日</text:p>
          </table:table-cell>
          <table:table-cell table:style-name="ce4" table:formula="oooc:=[.O1]+1" office:value-type="date" office:date-value="2007-03-08">
            <text:p>3月8日</text:p>
          </table:table-cell>
          <table:table-cell table:style-name="ce4" table:formula="oooc:=[.P1]+1" office:value-type="date" office:date-value="2007-03-09">
            <text:p>3月9日</text:p>
          </table:table-cell>
          <table:table-cell table:style-name="ce4" table:formula="oooc:=[.Q1]+1" office:value-type="date" office:date-value="2007-03-10">
            <text:p>3月10日</text:p>
          </table:table-cell>
          <table:table-cell table:style-name="ce4" table:formula="oooc:=[.R1]+1" office:value-type="date" office:date-value="2007-03-11">
            <text:p>3月11日</text:p>
          </table:table-cell>
          <table:table-cell table:style-name="ce4" table:formula="oooc:=[.S1]+1" office:value-type="date" office:date-value="2007-03-12">
            <text:p>3月12日</text:p>
          </table:table-cell>
          <table:table-cell table:style-name="ce4" table:formula="oooc:=[.T1]+1" office:value-type="date" office:date-value="2007-03-13">
            <text:p>3月13日</text:p>
          </table:table-cell>
          <table:table-cell table:style-name="ce4" table:formula="oooc:=[.U1]+1" office:value-type="date" office:date-value="2007-03-14">
            <text:p>3月14日</text:p>
          </table:table-cell>
          <table:table-cell table:style-name="ce4" table:formula="oooc:=[.V1]+1" office:value-type="date" office:date-value="2007-03-15">
            <text:p>3月15日</text:p>
          </table:table-cell>
          <table:table-cell table:style-name="ce4" table:formula="oooc:=[.W1]+1" office:value-type="date" office:date-value="2007-03-16">
            <text:p>3月16日</text:p>
          </table:table-cell>
          <table:table-cell table:style-name="ce4" table:formula="oooc:=[.X1]+1" office:value-type="date" office:date-value="2007-03-17">
            <text:p>3月17日</text:p>
          </table:table-cell>
          <table:table-cell table:style-name="ce4" table:formula="oooc:=[.Y1]+1" office:value-type="date" office:date-value="2007-03-18">
            <text:p>3月18日</text:p>
          </table:table-cell>
          <table:table-cell table:style-name="ce4" table:formula="oooc:=[.Z1]+1" office:value-type="date" office:date-value="2007-03-19">
            <text:p>3月19日</text:p>
          </table:table-cell>
          <table:table-cell table:style-name="ce4" table:formula="oooc:=[.AA1]+1" office:value-type="date" office:date-value="2007-03-20">
            <text:p>3月20日</text:p>
          </table:table-cell>
          <table:table-cell table:style-name="ce4" table:formula="oooc:=[.AB1]+1" office:value-type="date" office:date-value="2007-03-21">
            <text:p>3月21日</text:p>
          </table:table-cell>
          <table:table-cell table:style-name="ce4" table:formula="oooc:=[.AC1]+1" office:value-type="date" office:date-value="2007-03-22">
            <text:p>3月22日</text:p>
          </table:table-cell>
          <table:table-cell table:style-name="ce4" table:formula="oooc:=[.AD1]+1" office:value-type="date" office:date-value="2007-03-23">
            <text:p>3月23日</text:p>
          </table:table-cell>
          <table:table-cell table:style-name="ce4" table:formula="oooc:=[.AE1]+1" office:value-type="date" office:date-value="2007-03-24">
            <text:p>3月24日</text:p>
          </table:table-cell>
          <table:table-cell table:style-name="ce4" table:formula="oooc:=[.AF1]+1" office:value-type="date" office:date-value="2007-03-25">
            <text:p>3月25日</text:p>
          </table:table-cell>
          <table:table-cell table:style-name="ce4" table:formula="oooc:=[.AG1]+1" office:value-type="date" office:date-value="2007-03-26">
            <text:p>3月26日</text:p>
          </table:table-cell>
          <table:table-cell table:style-name="ce4" table:formula="oooc:=[.AH1]+1" office:value-type="date" office:date-value="2007-03-27">
            <text:p>3月27日</text:p>
          </table:table-cell>
          <table:table-cell table:style-name="ce4" table:formula="oooc:=[.AI1]+1" office:value-type="date" office:date-value="2007-03-28">
            <text:p>3月28日</text:p>
          </table:table-cell>
          <table:table-cell table:style-name="ce4" table:formula="oooc:=[.AJ1]+1" office:value-type="date" office:date-value="2007-03-29">
            <text:p>3月29日</text:p>
          </table:table-cell>
          <table:table-cell table:style-name="ce4" table:formula="oooc:=[.AK1]+1" office:value-type="date" office:date-value="2007-03-30">
            <text:p>3月30日</text:p>
          </table:table-cell>
          <table:table-cell table:style-name="ce4" table:formula="oooc:=[.AL1]+1" office:value-type="date" office:date-value="2007-03-31">
            <text:p>3月31日</text:p>
          </table:table-cell>
          <table:table-cell table:style-name="ce4" table:formula="oooc:=[.AM1]+1" office:value-type="date" office:date-value="2007-04-01">
            <text:p>4月1日</text:p>
          </table:table-cell>
          <table:table-cell table:style-name="ce4" table:formula="oooc:=[.AN1]+1" office:value-type="date" office:date-value="2007-04-02">
            <text:p>4月2日</text:p>
          </table:table-cell>
          <table:table-cell table:style-name="ce4" table:formula="oooc:=[.AO1]+1" office:value-type="date" office:date-value="2007-04-03">
            <text:p>4月3日</text:p>
          </table:table-cell>
          <table:table-cell table:style-name="ce4" table:formula="oooc:=[.AP1]+1" office:value-type="date" office:date-value="2007-04-04">
            <text:p>4月4日</text:p>
          </table:table-cell>
          <table:table-cell table:style-name="ce4" table:formula="oooc:=[.AQ1]+1" office:value-type="date" office:date-value="2007-04-05">
            <text:p>4月5日</text:p>
          </table:table-cell>
          <table:table-cell table:style-name="ce4" table:formula="oooc:=[.AR1]+1" office:value-type="date" office:date-value="2007-04-06">
            <text:p>4月6日</text:p>
          </table:table-cell>
          <table:table-cell table:style-name="ce4" table:formula="oooc:=[.AS1]+1" office:value-type="date" office:date-value="2007-04-07">
            <text:p>4月7日</text:p>
          </table:table-cell>
          <table:table-cell table:style-name="ce4" table:formula="oooc:=[.AT1]+1" office:value-type="date" office:date-value="2007-04-08">
            <text:p>4月8日</text:p>
          </table:table-cell>
          <table:table-cell table:style-name="ce4" table:formula="oooc:=[.AU1]+1" office:value-type="date" office:date-value="2007-04-09">
            <text:p>4月9日</text:p>
          </table:table-cell>
          <table:table-cell table:style-name="ce4" table:formula="oooc:=[.AV1]+1" office:value-type="date" office:date-value="2007-04-10">
            <text:p>4月10日</text:p>
          </table:table-cell>
          <table:table-cell table:style-name="ce4" table:formula="oooc:=[.AW1]+1" office:value-type="date" office:date-value="2007-04-11">
            <text:p>4月11日</text:p>
          </table:table-cell>
          <table:table-cell table:style-name="ce4" table:formula="oooc:=[.AX1]+1" office:value-type="date" office:date-value="2007-04-12">
            <text:p>4月12日</text:p>
          </table:table-cell>
          <table:table-cell table:style-name="ce4" table:formula="oooc:=[.AY1]+1" office:value-type="date" office:date-value="2007-04-13">
            <text:p>4月13日</text:p>
          </table:table-cell>
          <table:table-cell table:style-name="ce4" table:formula="oooc:=[.AZ1]+1" office:value-type="date" office:date-value="2007-04-14">
            <text:p>4月14日</text:p>
          </table:table-cell>
          <table:table-cell table:style-name="ce4" table:formula="oooc:=[.BA1]+1" office:value-type="date" office:date-value="2007-04-15">
            <text:p>4月15日</text:p>
          </table:table-cell>
          <table:table-cell table:style-name="ce4" table:formula="oooc:=[.BB1]+1" office:value-type="date" office:date-value="2007-04-16">
            <text:p>4月16日</text:p>
          </table:table-cell>
          <table:table-cell table:style-name="ce4" table:formula="oooc:=[.BC1]+1" office:value-type="date" office:date-value="2007-04-17">
            <text:p>4月17日</text:p>
          </table:table-cell>
          <table:table-cell table:style-name="ce4" table:formula="oooc:=[.BD1]+1" office:value-type="date" office:date-value="2007-04-18">
            <text:p>4月18日</text:p>
          </table:table-cell>
          <table:table-cell table:style-name="ce4" table:formula="oooc:=[.BE1]+1" office:value-type="date" office:date-value="2007-04-19">
            <text:p>4月19日</text:p>
          </table:table-cell>
          <table:table-cell table:style-name="ce4" table:formula="oooc:=[.BF1]+1" office:value-type="date" office:date-value="2007-04-20">
            <text:p>4月20日</text:p>
          </table:table-cell>
          <table:table-cell table:style-name="ce4" table:formula="oooc:=[.BG1]+1" office:value-type="date" office:date-value="2007-04-21">
            <text:p>4月21日</text:p>
          </table:table-cell>
          <table:table-cell table:style-name="ce4" table:formula="oooc:=[.BH1]+1" office:value-type="date" office:date-value="2007-04-22">
            <text:p>4月22日</text:p>
          </table:table-cell>
          <table:table-cell table:style-name="ce4" table:formula="oooc:=[.BI1]+1" office:value-type="date" office:date-value="2007-04-23">
            <text:p>4月23日</text:p>
          </table:table-cell>
          <table:table-cell table:style-name="ce4" table:formula="oooc:=[.BJ1]+1" office:value-type="date" office:date-value="2007-04-24">
            <text:p>4月24日</text:p>
          </table:table-cell>
          <table:table-cell table:style-name="ce4" table:formula="oooc:=[.BK1]+1" office:value-type="date" office:date-value="2007-04-25">
            <text:p>4月25日</text:p>
          </table:table-cell>
          <table:table-cell table:style-name="ce4" table:formula="oooc:=[.BL1]+1" office:value-type="date" office:date-value="2007-04-26">
            <text:p>4月26日</text:p>
          </table:table-cell>
          <table:table-cell table:style-name="ce4" table:formula="oooc:=[.BM1]+1" office:value-type="date" office:date-value="2007-04-27">
            <text:p>4月27日</text:p>
          </table:table-cell>
          <table:table-cell table:style-name="ce4" table:formula="oooc:=[.BN1]+1" office:value-type="date" office:date-value="2007-04-28">
            <text:p>4月28日</text:p>
          </table:table-cell>
          <table:table-cell table:style-name="ce4" table:formula="oooc:=[.BO1]+1" office:value-type="date" office:date-value="2007-04-29">
            <text:p>4月29日</text:p>
          </table:table-cell>
        </table:table-row>
        <table:table-row table:style-name="ro2">
          <table:table-cell office:value-type="string">
            <text:p>会場確保</text:p>
          </table:table-cell>
          <table:table-cell/>
          <table:table-cell office:value-type="string">
            <text:p>上川</text:p>
          </table:table-cell>
          <table:table-cell table:number-columns-repeated="2" office:value-type="date" office:date-value="2007-02-27">
            <text:p>2月27日</text:p>
          </table:table-cell>
          <table:table-cell/>
          <table:table-cell table:style-name="ce5"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企画立案</text:p>
          </table:table-cell>
          <table:table-cell/>
          <table:table-cell office:value-type="string">
            <text:p>上川</text:p>
          </table:table-cell>
          <table:table-cell office:value-type="date" office:date-value="2007-03-01">
            <text:p>3月1日</text:p>
          </table:table-cell>
          <table:table-cell office:value-type="date" office:date-value="2007-03-12">
            <text:p>3月12日</text:p>
          </table:table-cell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.">
            <text:p>.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O">
            <text:p>O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 ">
            <text:p><text:s/>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講師確保</text:p>
          </table:table-cell>
          <table:table-cell/>
          <table:table-cell office:value-type="string">
            <text:p>上川</text:p>
          </table:table-cell>
          <table:table-cell office:value-type="date" office:date-value="2007-03-01">
            <text:p>3月1日</text:p>
          </table:table-cell>
          <table:table-cell office:value-type="date" office:date-value="2007-03-12">
            <text:p>3月12日</text:p>
          </table:table-cell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.">
            <text:p>.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O">
            <text:p>O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 ">
            <text:p><text:s/>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2">
            <text:p>4月2日</text:p>
          </table:table-cell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 ">
            <text:p><text:s/>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.">
            <text:p>.</text:p>
          </table:table-cell>
          <table:table-cell table:formula="oooc:=IF([.AO$1]=[.$E5];&quot;O&quot;;IF([.AO$1]=[.$D5];&quot;.&quot;;&quot; &quot;))" office:value-type="string" office:string-value="O">
            <text:p>O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 office:value-type="string">
            <text:p>上川</text:p>
          </table:table-cell>
          <table:table-cell office:value-type="date" office:date-value="2007-04-12">
            <text:p>4月12日</text:p>
          </table:table-cell>
          <table:table-cell office:value-type="date" office:date-value="2007-04-15">
            <text:p>4月15日</text:p>
          </table:table-cell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.">
            <text:p>.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O">
            <text:p>O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 ">
            <text:p><text:s/>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 ">
            <text:p><text:s/></text:p>
          </table:table-cell>
          <table:table-cell table:formula="oooc:=IF([.BG$1]=[.$E7];&quot;O&quot;;IF([.BG$1]=[.$D7];&quot;.&quot;;&quot; &quot;))" office:value-type="string" office:string-value="O">
            <text:p>O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 ">
            <text:p><text:s/></text:p>
          </table:table-cell>
          <table:table-cell table:formula="oooc:=IF([.BG$1]=[.$E8];&quot;O&quot;;IF([.BG$1]=[.$D8];&quot;.&quot;;&quot; &quot;))" office:value-type="string" office:string-value="O">
            <text:p>O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O">
            <text:p>O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O">
            <text:p>O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 ">
            <text:p><text:s/>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5">
            <text:p>4月5日</text:p>
          </table:table-cell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.">
            <text:p>.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 ">
            <text:p><text:s/>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O">
            <text:p>O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5">
            <text:p>4月5日</text:p>
          </table:table-cell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.">
            <text:p>.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 ">
            <text:p><text:s/>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O">
            <text:p>O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 ">
            <text:p><text:s/></text:p>
          </table:table-cell>
          <table:table-cell table:formula="oooc:=IF([.BG$1]=[.$E13];&quot;O&quot;;IF([.BG$1]=[.$D13];&quot;.&quot;;&quot; &quot;))" office:value-type="string" office:string-value="O">
            <text:p>O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 ">
            <text:p><text:s/>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作成</text:p>
          </table:table-cell>
          <table:table-cell office:value-type="string">
            <text:p>上川</text:p>
          </table:table-cell>
          <table:table-cell table:number-columns-repeated="2" office:value-type="date" office:date-value="2007-04-15">
            <text:p>4月15日</text:p>
          </table:table-cell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O">
            <text:p>O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 ">
            <text:p><text:s/>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景品準備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 ">
            <text:p><text:s/>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O">
            <text:p>O</text:p>
          </table:table-cell>
          <table:table-cell table:formula="oooc:=IF([.BI$1]=[.$E15];&quot;O&quot;;IF([.BI$1]=[.$D15];&quot;.&quot;;&quot; &quot;))" office:value-type="string" office:string-value=" ">
            <text:p><text:s/>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文書案作成</text:p>
          </table:table-cell>
          <table:table-cell office:value-type="string">
            <text:p>上川</text:p>
          </table:table-cell>
          <table:table-cell office:value-type="date" office:date-value="2007-04-05">
            <text:p>4月5日</text:p>
          </table:table-cell>
          <table:table-cell office:value-type="date" office:date-value="2007-04-02">
            <text:p>4月2日</text:p>
          </table:table-cell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O">
            <text:p>O</text:p>
          </table:table-cell>
          <table:table-cell table:formula="oooc:=IF([.AP$1]=[.$E16];&quot;O&quot;;IF([.AP$1]=[.$D16];&quot;.&quot;;&quot; &quot;))" office:value-type="string" office:string-value=" ">
            <text:p><text:s/>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.">
            <text:p>.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 ">
            <text:p><text:s/>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O">
            <text:p>O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 ">
            <text:p><text:s/>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O">
            <text:p>O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 office:value-type="string">
            <text:p>山根</text:p>
          </table:table-cell>
          <table:table-cell office:value-type="date" office:date-value="2007-04-05">
            <text:p>4月5日</text:p>
          </table:table-cell>
          <table:table-cell office:value-type="date" office:date-value="2007-04-04">
            <text:p>4月4日</text:p>
          </table:table-cell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 ">
            <text:p><text:s/></text:p>
          </table:table-cell>
          <table:table-cell table:formula="oooc:=IF([.AQ$1]=[.$E19];&quot;O&quot;;IF([.AQ$1]=[.$D19];&quot;.&quot;;&quot; &quot;))" office:value-type="string" office:string-value="O">
            <text:p>O</text:p>
          </table:table-cell>
          <table:table-cell table:formula="oooc:=IF([.AR$1]=[.$E19];&quot;O&quot;;IF([.AR$1]=[.$D19];&quot;.&quot;;&quot; &quot;))" office:value-type="string" office:string-value=".">
            <text:p>.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 office:value-type="string">
            <text:p>上川</text:p>
          </table:table-cell>
          <table:table-cell office:value-type="date" office:date-value="2007-04-05">
            <text:p>4月5日</text:p>
          </table:table-cell>
          <table:table-cell office:value-type="date" office:date-value="2007-04-11">
            <text:p>4月11日</text:p>
          </table:table-cell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 ">
            <text:p><text:s/>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.">
            <text:p>.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O">
            <text:p>O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 ">
            <text:p><text:s/>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O">
            <text:p>O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 office:value-type="string">
            <text:p>山根</text:p>
          </table:table-cell>
          <table:table-cell table:number-columns-repeated="2" office:value-type="date" office:date-value="2007-04-17">
            <text:p>4月17日</text:p>
          </table:table-cell>
          <table:table-cell table:number-columns-repeated="63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 office:value-type="string">
            <text:p>上川</text:p>
          </table:table-cell>
          <table:table-cell table:number-columns-repeated="2" office:value-type="date" office:date-value="2007-04-01">
            <text:p>4月1日</text:p>
          </table:table-cell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O">
            <text:p>O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 ">
            <text:p><text:s/>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O">
            <text:p>O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 ">
            <text:p><text:s/>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O">
            <text:p>O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 ">
            <text:p><text:s/>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O">
            <text:p>O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 ">
            <text:p><text:s/>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O">
            <text:p>O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 ">
            <text:p><text:s/>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O">
            <text:p>O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 ">
            <text:p><text:s/>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O">
            <text:p>O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 ">
            <text:p><text:s/>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 office:value-type="string">
            <text:p>上川</text:p>
          </table:table-cell>
          <table:table-cell office:value-type="date" office:date-value="2007-04-22">
            <text:p>4月22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.">
            <text:p>.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2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2" office:value-type="string">
            <text:p>O</text:p>
          </table:table-cell>
          <table:table-cell table:style-name="Default" table:number-columns-repeated="3"/>
          <table:table-cell table:style-name="ce2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2" office:value-type="string">
            <text:p>.</text:p>
          </table:table-cell>
          <table:table-cell table:style-name="Default" table:number-columns-repeated="65"/>
        </table:table-row>
      </table:table>
      <table:table table:name="5月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8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3-27">
            <text:p>3月27日</text:p>
          </table:table-cell>
          <table:table-cell table:style-name="ce4" table:formula="oooc:=[.G1]+1" office:value-type="date" office:date-value="2007-03-28">
            <text:p>3月28日</text:p>
          </table:table-cell>
          <table:table-cell table:style-name="ce4" table:formula="oooc:=[.H1]+1" office:value-type="date" office:date-value="2007-03-29">
            <text:p>3月29日</text:p>
          </table:table-cell>
          <table:table-cell table:style-name="ce4" table:formula="oooc:=[.I1]+1" office:value-type="date" office:date-value="2007-03-30">
            <text:p>3月30日</text:p>
          </table:table-cell>
          <table:table-cell table:style-name="ce4" table:formula="oooc:=[.J1]+1" office:value-type="date" office:date-value="2007-03-31">
            <text:p>3月31日</text:p>
          </table:table-cell>
          <table:table-cell table:style-name="ce4" table:formula="oooc:=[.K1]+1" office:value-type="date" office:date-value="2007-04-01">
            <text:p>4月1日</text:p>
          </table:table-cell>
          <table:table-cell table:style-name="ce4" table:formula="oooc:=[.L1]+1" office:value-type="date" office:date-value="2007-04-02">
            <text:p>4月2日</text:p>
          </table:table-cell>
          <table:table-cell table:style-name="ce4" table:formula="oooc:=[.M1]+1" office:value-type="date" office:date-value="2007-04-03">
            <text:p>4月3日</text:p>
          </table:table-cell>
          <table:table-cell table:style-name="ce4" table:formula="oooc:=[.N1]+1" office:value-type="date" office:date-value="2007-04-04">
            <text:p>4月4日</text:p>
          </table:table-cell>
          <table:table-cell table:style-name="ce4" table:formula="oooc:=[.O1]+1" office:value-type="date" office:date-value="2007-04-05">
            <text:p>4月5日</text:p>
          </table:table-cell>
          <table:table-cell table:style-name="ce4" table:formula="oooc:=[.P1]+1" office:value-type="date" office:date-value="2007-04-06">
            <text:p>4月6日</text:p>
          </table:table-cell>
          <table:table-cell table:style-name="ce4" table:formula="oooc:=[.Q1]+1" office:value-type="date" office:date-value="2007-04-07">
            <text:p>4月7日</text:p>
          </table:table-cell>
          <table:table-cell table:style-name="ce4" table:formula="oooc:=[.R1]+1" office:value-type="date" office:date-value="2007-04-08">
            <text:p>4月8日</text:p>
          </table:table-cell>
          <table:table-cell table:style-name="ce4" table:formula="oooc:=[.S1]+1" office:value-type="date" office:date-value="2007-04-09">
            <text:p>4月9日</text:p>
          </table:table-cell>
          <table:table-cell table:style-name="ce4" table:formula="oooc:=[.T1]+1" office:value-type="date" office:date-value="2007-04-10">
            <text:p>4月10日</text:p>
          </table:table-cell>
          <table:table-cell table:style-name="ce4" table:formula="oooc:=[.U1]+1" office:value-type="date" office:date-value="2007-04-11">
            <text:p>4月11日</text:p>
          </table:table-cell>
          <table:table-cell table:style-name="ce4" table:formula="oooc:=[.V1]+1" office:value-type="date" office:date-value="2007-04-12">
            <text:p>4月12日</text:p>
          </table:table-cell>
          <table:table-cell table:style-name="ce4" table:formula="oooc:=[.W1]+1" office:value-type="date" office:date-value="2007-04-13">
            <text:p>4月13日</text:p>
          </table:table-cell>
          <table:table-cell table:style-name="ce4" table:formula="oooc:=[.X1]+1" office:value-type="date" office:date-value="2007-04-14">
            <text:p>4月14日</text:p>
          </table:table-cell>
          <table:table-cell table:style-name="ce4" table:formula="oooc:=[.Y1]+1" office:value-type="date" office:date-value="2007-04-15">
            <text:p>4月15日</text:p>
          </table:table-cell>
          <table:table-cell table:style-name="ce4" table:formula="oooc:=[.Z1]+1" office:value-type="date" office:date-value="2007-04-16">
            <text:p>4月16日</text:p>
          </table:table-cell>
          <table:table-cell table:style-name="ce4" table:formula="oooc:=[.AA1]+1" office:value-type="date" office:date-value="2007-04-17">
            <text:p>4月17日</text:p>
          </table:table-cell>
          <table:table-cell table:style-name="ce4" table:formula="oooc:=[.AB1]+1" office:value-type="date" office:date-value="2007-04-18">
            <text:p>4月18日</text:p>
          </table:table-cell>
          <table:table-cell table:style-name="ce4" table:formula="oooc:=[.AC1]+1" office:value-type="date" office:date-value="2007-04-19">
            <text:p>4月19日</text:p>
          </table:table-cell>
          <table:table-cell table:style-name="ce4" table:formula="oooc:=[.AD1]+1" office:value-type="date" office:date-value="2007-04-20">
            <text:p>4月20日</text:p>
          </table:table-cell>
          <table:table-cell table:style-name="ce4" table:formula="oooc:=[.AE1]+1" office:value-type="date" office:date-value="2007-04-21">
            <text:p>4月21日</text:p>
          </table:table-cell>
          <table:table-cell table:style-name="ce4" table:formula="oooc:=[.AF1]+1" office:value-type="date" office:date-value="2007-04-22">
            <text:p>4月22日</text:p>
          </table:table-cell>
          <table:table-cell table:style-name="ce4" table:formula="oooc:=[.AG1]+1" office:value-type="date" office:date-value="2007-04-23">
            <text:p>4月23日</text:p>
          </table:table-cell>
          <table:table-cell table:style-name="ce4" table:formula="oooc:=[.AH1]+1" office:value-type="date" office:date-value="2007-04-24">
            <text:p>4月24日</text:p>
          </table:table-cell>
          <table:table-cell table:style-name="ce4" table:formula="oooc:=[.AI1]+1" office:value-type="date" office:date-value="2007-04-25">
            <text:p>4月25日</text:p>
          </table:table-cell>
          <table:table-cell table:style-name="ce4" table:formula="oooc:=[.AJ1]+1" office:value-type="date" office:date-value="2007-04-26">
            <text:p>4月26日</text:p>
          </table:table-cell>
          <table:table-cell table:style-name="ce4" table:formula="oooc:=[.AK1]+1" office:value-type="date" office:date-value="2007-04-27">
            <text:p>4月27日</text:p>
          </table:table-cell>
          <table:table-cell table:style-name="ce4" table:formula="oooc:=[.AL1]+1" office:value-type="date" office:date-value="2007-04-28">
            <text:p>4月28日</text:p>
          </table:table-cell>
          <table:table-cell table:style-name="ce4" table:formula="oooc:=[.AM1]+1" office:value-type="date" office:date-value="2007-04-29">
            <text:p>4月29日</text:p>
          </table:table-cell>
          <table:table-cell table:style-name="ce4" table:formula="oooc:=[.AN1]+1" office:value-type="date" office:date-value="2007-04-30">
            <text:p>4月30日</text:p>
          </table:table-cell>
          <table:table-cell table:style-name="ce4" table:formula="oooc:=[.AO1]+1" office:value-type="date" office:date-value="2007-05-01">
            <text:p>5月1日</text:p>
          </table:table-cell>
          <table:table-cell table:style-name="ce4" table:formula="oooc:=[.AP1]+1" office:value-type="date" office:date-value="2007-05-02">
            <text:p>5月2日</text:p>
          </table:table-cell>
          <table:table-cell table:style-name="ce4" table:formula="oooc:=[.AQ1]+1" office:value-type="date" office:date-value="2007-05-03">
            <text:p>5月3日</text:p>
          </table:table-cell>
          <table:table-cell table:style-name="ce4" table:formula="oooc:=[.AR1]+1" office:value-type="date" office:date-value="2007-05-04">
            <text:p>5月4日</text:p>
          </table:table-cell>
          <table:table-cell table:style-name="ce4" table:formula="oooc:=[.AS1]+1" office:value-type="date" office:date-value="2007-05-05">
            <text:p>5月5日</text:p>
          </table:table-cell>
          <table:table-cell table:style-name="ce4" table:formula="oooc:=[.AT1]+1" office:value-type="date" office:date-value="2007-05-06">
            <text:p>5月6日</text:p>
          </table:table-cell>
          <table:table-cell table:style-name="ce4" table:formula="oooc:=[.AU1]+1" office:value-type="date" office:date-value="2007-05-07">
            <text:p>5月7日</text:p>
          </table:table-cell>
          <table:table-cell table:style-name="ce4" table:formula="oooc:=[.AV1]+1" office:value-type="date" office:date-value="2007-05-08">
            <text:p>5月8日</text:p>
          </table:table-cell>
          <table:table-cell table:style-name="ce4" table:formula="oooc:=[.AW1]+1" office:value-type="date" office:date-value="2007-05-09">
            <text:p>5月9日</text:p>
          </table:table-cell>
          <table:table-cell table:style-name="ce4" table:formula="oooc:=[.AX1]+1" office:value-type="date" office:date-value="2007-05-10">
            <text:p>5月10日</text:p>
          </table:table-cell>
          <table:table-cell table:style-name="ce4" table:formula="oooc:=[.AY1]+1" office:value-type="date" office:date-value="2007-05-11">
            <text:p>5月11日</text:p>
          </table:table-cell>
          <table:table-cell table:style-name="ce4" table:formula="oooc:=[.AZ1]+1" office:value-type="date" office:date-value="2007-05-12">
            <text:p>5月12日</text:p>
          </table:table-cell>
          <table:table-cell table:style-name="ce4" table:formula="oooc:=[.BA1]+1" office:value-type="date" office:date-value="2007-05-13">
            <text:p>5月13日</text:p>
          </table:table-cell>
          <table:table-cell table:style-name="ce4" table:formula="oooc:=[.BB1]+1" office:value-type="date" office:date-value="2007-05-14">
            <text:p>5月14日</text:p>
          </table:table-cell>
          <table:table-cell table:style-name="ce4" table:formula="oooc:=[.BC1]+1" office:value-type="date" office:date-value="2007-05-15">
            <text:p>5月15日</text:p>
          </table:table-cell>
          <table:table-cell table:style-name="ce4" table:formula="oooc:=[.BD1]+1" office:value-type="date" office:date-value="2007-05-16">
            <text:p>5月16日</text:p>
          </table:table-cell>
          <table:table-cell table:style-name="ce4" table:formula="oooc:=[.BE1]+1" office:value-type="date" office:date-value="2007-05-17">
            <text:p>5月17日</text:p>
          </table:table-cell>
          <table:table-cell table:style-name="ce4" table:formula="oooc:=[.BF1]+1" office:value-type="date" office:date-value="2007-05-18">
            <text:p>5月18日</text:p>
          </table:table-cell>
          <table:table-cell table:style-name="ce4" table:formula="oooc:=[.BG1]+1" office:value-type="date" office:date-value="2007-05-19">
            <text:p>5月19日</text:p>
          </table:table-cell>
          <table:table-cell table:style-name="ce4" table:formula="oooc:=[.BH1]+1" office:value-type="date" office:date-value="2007-05-20">
            <text:p>5月20日</text:p>
          </table:table-cell>
          <table:table-cell table:style-name="ce4" table:formula="oooc:=[.BI1]+1" office:value-type="date" office:date-value="2007-05-21">
            <text:p>5月21日</text:p>
          </table:table-cell>
          <table:table-cell table:style-name="ce4" table:formula="oooc:=[.BJ1]+1" office:value-type="date" office:date-value="2007-05-22">
            <text:p>5月22日</text:p>
          </table:table-cell>
          <table:table-cell table:style-name="ce4" table:formula="oooc:=[.BK1]+1" office:value-type="date" office:date-value="2007-05-23">
            <text:p>5月23日</text:p>
          </table:table-cell>
          <table:table-cell table:style-name="ce4" table:formula="oooc:=[.BL1]+1" office:value-type="date" office:date-value="2007-05-24">
            <text:p>5月24日</text:p>
          </table:table-cell>
          <table:table-cell table:style-name="ce4" table:formula="oooc:=[.BM1]+1" office:value-type="date" office:date-value="2007-05-25">
            <text:p>5月25日</text:p>
          </table:table-cell>
          <table:table-cell table:style-name="ce4" table:formula="oooc:=[.BN1]+1" office:value-type="date" office:date-value="2007-05-26">
            <text:p>5月26日</text:p>
          </table:table-cell>
          <table:table-cell table:style-name="ce4" table:formula="oooc:=[.BO1]+1" office:value-type="date" office:date-value="2007-05-27">
            <text:p>5月27日</text:p>
          </table:table-cell>
        </table:table-row>
        <table:table-row table:style-name="ro2">
          <table:table-cell office:value-type="string">
            <text:p>会場確保</text:p>
          </table:table-cell>
          <table:table-cell/>
          <table:table-cell office:value-type="string">
            <text:p>上川</text:p>
          </table:table-cell>
          <table:table-cell table:number-columns-repeated="2" office:value-type="date" office:date-value="2007-03-27">
            <text:p>3月27日</text:p>
          </table:table-cell>
          <table:table-cell/>
          <table:table-cell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企画立案</text:p>
          </table:table-cell>
          <table:table-cell table:number-columns-repeated="2"/>
          <table:table-cell office:value-type="date" office:date-value="2007-04-21">
            <text:p>4月21日</text:p>
          </table:table-cell>
          <table:table-cell office:value-type="date" office:date-value="2007-04-29">
            <text:p>4月29日</text:p>
          </table:table-cell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 ">
            <text:p><text:s/>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 ">
            <text:p><text:s/>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.">
            <text:p>.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O">
            <text:p>O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講師確保</text:p>
          </table:table-cell>
          <table:table-cell table:number-columns-repeated="2"/>
          <table:table-cell office:value-type="date" office:date-value="2007-04-21">
            <text:p>4月21日</text:p>
          </table:table-cell>
          <table:table-cell office:value-type="date" office:date-value="2007-04-29">
            <text:p>4月29日</text:p>
          </table:table-cell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 ">
            <text:p><text:s/>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 ">
            <text:p><text:s/>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.">
            <text:p>.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O">
            <text:p>O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/>
          <table:table-cell office:value-type="date" office:date-value="2007-04-21">
            <text:p>4月21日</text:p>
          </table:table-cell>
          <table:table-cell office:value-type="date" office:date-value="2007-05-06">
            <text:p>5月6日</text:p>
          </table:table-cell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.">
            <text:p>.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 ">
            <text:p><text:s/></text:p>
          </table:table-cell>
          <table:table-cell table:formula="oooc:=IF([.AO$1]=[.$E5];&quot;O&quot;;IF([.AO$1]=[.$D5];&quot;.&quot;;&quot; &quot;))" office:value-type="string" office:string-value=" ">
            <text:p><text:s/>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O">
            <text:p>O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/>
          <table:table-cell table:number-columns-repeated="2" office:value-type="date" office:date-value="2007-05-15">
            <text:p>5月15日</text:p>
          </table:table-cell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 ">
            <text:p><text:s/>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 ">
            <text:p><text:s/>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O">
            <text:p>O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/>
          <table:table-cell office:value-type="date" office:date-value="2007-05-17">
            <text:p>5月17日</text:p>
          </table:table-cell>
          <table:table-cell office:value-type="date" office:date-value="2007-05-18">
            <text:p>5月18日</text:p>
          </table:table-cell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.">
            <text:p>.</text:p>
          </table:table-cell>
          <table:table-cell table:formula="oooc:=IF([.BG$1]=[.$E7];&quot;O&quot;;IF([.BG$1]=[.$D7];&quot;.&quot;;&quot; &quot;))" office:value-type="string" office:string-value="O">
            <text:p>O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/>
          <table:table-cell office:value-type="date" office:date-value="2007-05-17">
            <text:p>5月17日</text:p>
          </table:table-cell>
          <table:table-cell office:value-type="date" office:date-value="2007-05-18">
            <text:p>5月18日</text:p>
          </table:table-cell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.">
            <text:p>.</text:p>
          </table:table-cell>
          <table:table-cell table:formula="oooc:=IF([.BG$1]=[.$E8];&quot;O&quot;;IF([.BG$1]=[.$D8];&quot;.&quot;;&quot; &quot;))" office:value-type="string" office:string-value="O">
            <text:p>O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/>
          <table:table-cell table:number-columns-repeated="2" office:value-type="date" office:date-value="2007-05-18">
            <text:p>5月18日</text:p>
          </table:table-cell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O">
            <text:p>O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/>
          <table:table-cell office:value-type="date" office:date-value="2007-05-18">
            <text:p>5月18日</text:p>
          </table:table-cell>
          <table:table-cell office:value-type="date" office:date-value="2007-05-19">
            <text:p>5月19日</text:p>
          </table:table-cell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.">
            <text:p>.</text:p>
          </table:table-cell>
          <table:table-cell table:formula="oooc:=IF([.BH$1]=[.$E10];&quot;O&quot;;IF([.BH$1]=[.$D10];&quot;.&quot;;&quot; &quot;))" office:value-type="string" office:string-value="O">
            <text:p>O</text:p>
          </table:table-cell>
          <table:table-cell table:formula="oooc:=IF([.BI$1]=[.$E10];&quot;O&quot;;IF([.BI$1]=[.$D10];&quot;.&quot;;&quot; &quot;))" office:value-type="string" office:string-value=" ">
            <text:p><text:s/>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8">
            <text:p>5月8日</text:p>
          </table:table-cell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 ">
            <text:p><text:s/>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.">
            <text:p>.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 ">
            <text:p><text:s/>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O">
            <text:p>O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8">
            <text:p>5月8日</text:p>
          </table:table-cell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 ">
            <text:p><text:s/>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.">
            <text:p>.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 ">
            <text:p><text:s/>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O">
            <text:p>O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/>
          <table:table-cell office:value-type="date" office:date-value="2007-05-17">
            <text:p>5月17日</text:p>
          </table:table-cell>
          <table:table-cell office:value-type="date" office:date-value="2007-05-18">
            <text:p>5月18日</text:p>
          </table:table-cell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.">
            <text:p>.</text:p>
          </table:table-cell>
          <table:table-cell table:formula="oooc:=IF([.BG$1]=[.$E13];&quot;O&quot;;IF([.BG$1]=[.$D13];&quot;.&quot;;&quot; &quot;))" office:value-type="string" office:string-value="O">
            <text:p>O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 ">
            <text:p><text:s/>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作成</text:p>
          </table:table-cell>
          <table:table-cell/>
          <table:table-cell table:number-columns-repeated="2" office:value-type="date" office:date-value="2007-05-17">
            <text:p>5月17日</text:p>
          </table:table-cell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 ">
            <text:p><text:s/>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O">
            <text:p>O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景品準備</text:p>
          </table:table-cell>
          <table:table-cell/>
          <table:table-cell office:value-type="date" office:date-value="2007-05-17">
            <text:p>5月17日</text:p>
          </table:table-cell>
          <table:table-cell office:value-type="date" office:date-value="2007-05-19">
            <text:p>5月19日</text:p>
          </table:table-cell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.">
            <text:p>.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O">
            <text:p>O</text:p>
          </table:table-cell>
          <table:table-cell table:formula="oooc:=IF([.BI$1]=[.$E15];&quot;O&quot;;IF([.BI$1]=[.$D15];&quot;.&quot;;&quot; &quot;))" office:value-type="string" office:string-value=" ">
            <text:p><text:s/>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文書案作成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8">
            <text:p>5月8日</text:p>
          </table:table-cell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 ">
            <text:p><text:s/></text:p>
          </table:table-cell>
          <table:table-cell table:formula="oooc:=IF([.AP$1]=[.$E16];&quot;O&quot;;IF([.AP$1]=[.$D16];&quot;.&quot;;&quot; &quot;))" office:value-type="string" office:string-value=".">
            <text:p>.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 ">
            <text:p><text:s/>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O">
            <text:p>O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10">
            <text:p>5月10日</text:p>
          </table:table-cell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.">
            <text:p>.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 ">
            <text:p><text:s/>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O">
            <text:p>O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6">
            <text:p>5月6日</text:p>
          </table:table-cell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.">
            <text:p>.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 ">
            <text:p><text:s/>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O">
            <text:p>O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9">
            <text:p>5月9日</text:p>
          </table:table-cell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.">
            <text:p>.</text:p>
          </table:table-cell>
          <table:table-cell table:formula="oooc:=IF([.AQ$1]=[.$E19];&quot;O&quot;;IF([.AQ$1]=[.$D19];&quot;.&quot;;&quot; &quot;))" office:value-type="string" office:string-value=" ">
            <text:p><text:s/></text:p>
          </table:table-cell>
          <table:table-cell table:formula="oooc:=IF([.AR$1]=[.$E19];&quot;O&quot;;IF([.AR$1]=[.$D19];&quot;.&quot;;&quot; &quot;))" office:value-type="string" office:string-value=" ">
            <text:p><text:s/>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O">
            <text:p>O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8">
            <text:p>5月8日</text:p>
          </table:table-cell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.">
            <text:p>.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 ">
            <text:p><text:s/>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O">
            <text:p>O</text:p>
          </table:table-cell>
          <table:table-cell table:formula="oooc:=IF([.AX$1]=[.$E20];&quot;O&quot;;IF([.AX$1]=[.$D20];&quot;.&quot;;&quot; &quot;))" office:value-type="string" office:string-value=" ">
            <text:p><text:s/>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10">
            <text:p>5月10日</text:p>
          </table:table-cell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.">
            <text:p>.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 ">
            <text:p><text:s/>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O">
            <text:p>O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/>
          <table:table-cell office:value-type="date" office:date-value="2007-05-21">
            <text:p>5月21日</text:p>
          </table:table-cell>
          <table:table-cell table:number-columns-repeated="64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5">
            <text:p>5月5日</text:p>
          </table:table-cell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 ">
            <text:p><text:s/>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.">
            <text:p>.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O">
            <text:p>O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/>
          <table:table-cell table:number-columns-repeated="2" office:value-type="date" office:date-value="2007-05-18">
            <text:p>5月18日</text:p>
          </table:table-cell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O">
            <text:p>O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 ">
            <text:p><text:s/>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/>
          <table:table-cell table:number-columns-repeated="2" office:value-type="date" office:date-value="2007-05-18">
            <text:p>5月18日</text:p>
          </table:table-cell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O">
            <text:p>O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 ">
            <text:p><text:s/>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/>
          <table:table-cell table:number-columns-repeated="2" office:value-type="date" office:date-value="2007-05-18">
            <text:p>5月18日</text:p>
          </table:table-cell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O">
            <text:p>O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 ">
            <text:p><text:s/>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/>
          <table:table-cell table:number-columns-repeated="2" office:value-type="date" office:date-value="2007-05-19">
            <text:p>5月19日</text:p>
          </table:table-cell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O">
            <text:p>O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 ">
            <text:p><text:s/>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/>
          <table:table-cell table:number-columns-repeated="2" office:value-type="date" office:date-value="2007-05-19">
            <text:p>5月19日</text:p>
          </table:table-cell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O">
            <text:p>O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 ">
            <text:p><text:s/>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/>
          <table:table-cell table:number-columns-repeated="2" office:value-type="date" office:date-value="2007-05-19">
            <text:p>5月19日</text:p>
          </table:table-cell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O">
            <text:p>O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 ">
            <text:p><text:s/>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/>
          <table:table-cell office:value-type="date" office:date-value="2007-05-20">
            <text:p>5月20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.">
            <text:p>.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7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7" office:value-type="string">
            <text:p>O</text:p>
          </table:table-cell>
          <table:table-cell table:style-name="Default" table:number-columns-repeated="3"/>
          <table:table-cell table:style-name="ce7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7" office:value-type="string">
            <text:p>.</text:p>
          </table:table-cell>
          <table:table-cell table:style-name="Default" table:number-columns-repeated="65"/>
        </table:table-row>
      </table:table>
      <table:table table:name="7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10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5-27">
            <text:p>5月27日</text:p>
          </table:table-cell>
          <table:table-cell table:style-name="ce4" table:formula="oooc:=[.G1]+1" office:value-type="date" office:date-value="2007-05-28">
            <text:p>5月28日</text:p>
          </table:table-cell>
          <table:table-cell table:style-name="ce4" table:formula="oooc:=[.H1]+1" office:value-type="date" office:date-value="2007-05-29">
            <text:p>5月29日</text:p>
          </table:table-cell>
          <table:table-cell table:style-name="ce4" table:formula="oooc:=[.I1]+1" office:value-type="date" office:date-value="2007-05-30">
            <text:p>5月30日</text:p>
          </table:table-cell>
          <table:table-cell table:style-name="ce4" table:formula="oooc:=[.J1]+1" office:value-type="date" office:date-value="2007-05-31">
            <text:p>5月31日</text:p>
          </table:table-cell>
          <table:table-cell table:style-name="ce4" table:formula="oooc:=[.K1]+1" office:value-type="date" office:date-value="2007-06-01">
            <text:p>6月1日</text:p>
          </table:table-cell>
          <table:table-cell table:style-name="ce4" table:formula="oooc:=[.L1]+1" office:value-type="date" office:date-value="2007-06-02">
            <text:p>6月2日</text:p>
          </table:table-cell>
          <table:table-cell table:style-name="ce4" table:formula="oooc:=[.M1]+1" office:value-type="date" office:date-value="2007-06-03">
            <text:p>6月3日</text:p>
          </table:table-cell>
          <table:table-cell table:style-name="ce4" table:formula="oooc:=[.N1]+1" office:value-type="date" office:date-value="2007-06-04">
            <text:p>6月4日</text:p>
          </table:table-cell>
          <table:table-cell table:style-name="ce4" table:formula="oooc:=[.O1]+1" office:value-type="date" office:date-value="2007-06-05">
            <text:p>6月5日</text:p>
          </table:table-cell>
          <table:table-cell table:style-name="ce4" table:formula="oooc:=[.P1]+1" office:value-type="date" office:date-value="2007-06-06">
            <text:p>6月6日</text:p>
          </table:table-cell>
          <table:table-cell table:style-name="ce4" table:formula="oooc:=[.Q1]+1" office:value-type="date" office:date-value="2007-06-07">
            <text:p>6月7日</text:p>
          </table:table-cell>
          <table:table-cell table:style-name="ce4" table:formula="oooc:=[.R1]+1" office:value-type="date" office:date-value="2007-06-08">
            <text:p>6月8日</text:p>
          </table:table-cell>
          <table:table-cell table:style-name="ce4" table:formula="oooc:=[.S1]+1" office:value-type="date" office:date-value="2007-06-09">
            <text:p>6月9日</text:p>
          </table:table-cell>
          <table:table-cell table:style-name="ce4" table:formula="oooc:=[.T1]+1" office:value-type="date" office:date-value="2007-06-10">
            <text:p>6月10日</text:p>
          </table:table-cell>
          <table:table-cell table:style-name="ce4" table:formula="oooc:=[.U1]+1" office:value-type="date" office:date-value="2007-06-11">
            <text:p>6月11日</text:p>
          </table:table-cell>
          <table:table-cell table:style-name="ce4" table:formula="oooc:=[.V1]+1" office:value-type="date" office:date-value="2007-06-12">
            <text:p>6月12日</text:p>
          </table:table-cell>
          <table:table-cell table:style-name="ce4" table:formula="oooc:=[.W1]+1" office:value-type="date" office:date-value="2007-06-13">
            <text:p>6月13日</text:p>
          </table:table-cell>
          <table:table-cell table:style-name="ce4" table:formula="oooc:=[.X1]+1" office:value-type="date" office:date-value="2007-06-14">
            <text:p>6月14日</text:p>
          </table:table-cell>
          <table:table-cell table:style-name="ce4" table:formula="oooc:=[.Y1]+1" office:value-type="date" office:date-value="2007-06-15">
            <text:p>6月15日</text:p>
          </table:table-cell>
          <table:table-cell table:style-name="ce4" table:formula="oooc:=[.Z1]+1" office:value-type="date" office:date-value="2007-06-16">
            <text:p>6月16日</text:p>
          </table:table-cell>
          <table:table-cell table:style-name="ce4" table:formula="oooc:=[.AA1]+1" office:value-type="date" office:date-value="2007-06-17">
            <text:p>6月17日</text:p>
          </table:table-cell>
          <table:table-cell table:style-name="ce4" table:formula="oooc:=[.AB1]+1" office:value-type="date" office:date-value="2007-06-18">
            <text:p>6月18日</text:p>
          </table:table-cell>
          <table:table-cell table:style-name="ce4" table:formula="oooc:=[.AC1]+1" office:value-type="date" office:date-value="2007-06-19">
            <text:p>6月19日</text:p>
          </table:table-cell>
          <table:table-cell table:style-name="ce4" table:formula="oooc:=[.AD1]+1" office:value-type="date" office:date-value="2007-06-20">
            <text:p>6月20日</text:p>
          </table:table-cell>
          <table:table-cell table:style-name="ce4" table:formula="oooc:=[.AE1]+1" office:value-type="date" office:date-value="2007-06-21">
            <text:p>6月21日</text:p>
          </table:table-cell>
          <table:table-cell table:style-name="ce4" table:formula="oooc:=[.AF1]+1" office:value-type="date" office:date-value="2007-06-22">
            <text:p>6月22日</text:p>
          </table:table-cell>
          <table:table-cell table:style-name="ce4" table:formula="oooc:=[.AG1]+1" office:value-type="date" office:date-value="2007-06-23">
            <text:p>6月23日</text:p>
          </table:table-cell>
          <table:table-cell table:style-name="ce4" table:formula="oooc:=[.AH1]+1" office:value-type="date" office:date-value="2007-06-24">
            <text:p>6月24日</text:p>
          </table:table-cell>
          <table:table-cell table:style-name="ce4" table:formula="oooc:=[.AI1]+1" office:value-type="date" office:date-value="2007-06-25">
            <text:p>6月25日</text:p>
          </table:table-cell>
          <table:table-cell table:style-name="ce4" table:formula="oooc:=[.AJ1]+1" office:value-type="date" office:date-value="2007-06-26">
            <text:p>6月26日</text:p>
          </table:table-cell>
          <table:table-cell table:style-name="ce4" table:formula="oooc:=[.AK1]+1" office:value-type="date" office:date-value="2007-06-27">
            <text:p>6月27日</text:p>
          </table:table-cell>
          <table:table-cell table:style-name="ce4" table:formula="oooc:=[.AL1]+1" office:value-type="date" office:date-value="2007-06-28">
            <text:p>6月28日</text:p>
          </table:table-cell>
          <table:table-cell table:style-name="ce4" table:formula="oooc:=[.AM1]+1" office:value-type="date" office:date-value="2007-06-29">
            <text:p>6月29日</text:p>
          </table:table-cell>
          <table:table-cell table:style-name="ce4" table:formula="oooc:=[.AN1]+1" office:value-type="date" office:date-value="2007-06-30">
            <text:p>6月30日</text:p>
          </table:table-cell>
          <table:table-cell table:style-name="ce4" table:formula="oooc:=[.AO1]+1" office:value-type="date" office:date-value="2007-07-01">
            <text:p>7月1日</text:p>
          </table:table-cell>
          <table:table-cell table:style-name="ce4" table:formula="oooc:=[.AP1]+1" office:value-type="date" office:date-value="2007-07-02">
            <text:p>7月2日</text:p>
          </table:table-cell>
          <table:table-cell table:style-name="ce4" table:formula="oooc:=[.AQ1]+1" office:value-type="date" office:date-value="2007-07-03">
            <text:p>7月3日</text:p>
          </table:table-cell>
          <table:table-cell table:style-name="ce4" table:formula="oooc:=[.AR1]+1" office:value-type="date" office:date-value="2007-07-04">
            <text:p>7月4日</text:p>
          </table:table-cell>
          <table:table-cell table:style-name="ce4" table:formula="oooc:=[.AS1]+1" office:value-type="date" office:date-value="2007-07-05">
            <text:p>7月5日</text:p>
          </table:table-cell>
          <table:table-cell table:style-name="ce4" table:formula="oooc:=[.AT1]+1" office:value-type="date" office:date-value="2007-07-06">
            <text:p>7月6日</text:p>
          </table:table-cell>
          <table:table-cell table:style-name="ce4" table:formula="oooc:=[.AU1]+1" office:value-type="date" office:date-value="2007-07-07">
            <text:p>7月7日</text:p>
          </table:table-cell>
          <table:table-cell table:style-name="ce4" table:formula="oooc:=[.AV1]+1" office:value-type="date" office:date-value="2007-07-08">
            <text:p>7月8日</text:p>
          </table:table-cell>
          <table:table-cell table:style-name="ce4" table:formula="oooc:=[.AW1]+1" office:value-type="date" office:date-value="2007-07-09">
            <text:p>7月9日</text:p>
          </table:table-cell>
          <table:table-cell table:style-name="ce4" table:formula="oooc:=[.AX1]+1" office:value-type="date" office:date-value="2007-07-10">
            <text:p>7月10日</text:p>
          </table:table-cell>
          <table:table-cell table:style-name="ce4" table:formula="oooc:=[.AY1]+1" office:value-type="date" office:date-value="2007-07-11">
            <text:p>7月11日</text:p>
          </table:table-cell>
          <table:table-cell table:style-name="ce4" table:formula="oooc:=[.AZ1]+1" office:value-type="date" office:date-value="2007-07-12">
            <text:p>7月12日</text:p>
          </table:table-cell>
          <table:table-cell table:style-name="ce4" table:formula="oooc:=[.BA1]+1" office:value-type="date" office:date-value="2007-07-13">
            <text:p>7月13日</text:p>
          </table:table-cell>
          <table:table-cell table:style-name="ce4" table:formula="oooc:=[.BB1]+1" office:value-type="date" office:date-value="2007-07-14">
            <text:p>7月14日</text:p>
          </table:table-cell>
          <table:table-cell table:style-name="ce4" table:formula="oooc:=[.BC1]+1" office:value-type="date" office:date-value="2007-07-15">
            <text:p>7月15日</text:p>
          </table:table-cell>
          <table:table-cell table:style-name="ce4" table:formula="oooc:=[.BD1]+1" office:value-type="date" office:date-value="2007-07-16">
            <text:p>7月16日</text:p>
          </table:table-cell>
          <table:table-cell table:style-name="ce4" table:formula="oooc:=[.BE1]+1" office:value-type="date" office:date-value="2007-07-17">
            <text:p>7月17日</text:p>
          </table:table-cell>
          <table:table-cell table:style-name="ce4" table:formula="oooc:=[.BF1]+1" office:value-type="date" office:date-value="2007-07-18">
            <text:p>7月18日</text:p>
          </table:table-cell>
          <table:table-cell table:style-name="ce4" table:formula="oooc:=[.BG1]+1" office:value-type="date" office:date-value="2007-07-19">
            <text:p>7月19日</text:p>
          </table:table-cell>
          <table:table-cell table:style-name="ce4" table:formula="oooc:=[.BH1]+1" office:value-type="date" office:date-value="2007-07-20">
            <text:p>7月20日</text:p>
          </table:table-cell>
          <table:table-cell table:style-name="ce4" table:formula="oooc:=[.BI1]+1" office:value-type="date" office:date-value="2007-07-21">
            <text:p>7月21日</text:p>
          </table:table-cell>
          <table:table-cell table:style-name="ce4" table:formula="oooc:=[.BJ1]+1" office:value-type="date" office:date-value="2007-07-22">
            <text:p>7月22日</text:p>
          </table:table-cell>
          <table:table-cell table:style-name="ce4" table:formula="oooc:=[.BK1]+1" office:value-type="date" office:date-value="2007-07-23">
            <text:p>7月23日</text:p>
          </table:table-cell>
          <table:table-cell table:style-name="ce4" table:formula="oooc:=[.BL1]+1" office:value-type="date" office:date-value="2007-07-24">
            <text:p>7月24日</text:p>
          </table:table-cell>
          <table:table-cell table:style-name="ce4" table:formula="oooc:=[.BM1]+1" office:value-type="date" office:date-value="2007-07-25">
            <text:p>7月25日</text:p>
          </table:table-cell>
          <table:table-cell table:style-name="ce4" table:formula="oooc:=[.BN1]+1" office:value-type="date" office:date-value="2007-07-26">
            <text:p>7月26日</text:p>
          </table:table-cell>
          <table:table-cell table:style-name="ce4" table:formula="oooc:=[.BO1]+1" office:value-type="date" office:date-value="2007-07-27">
            <text:p>7月27日</text:p>
          </table:table-cell>
        </table:table-row>
        <table:table-row table:style-name="ro2">
          <table:table-cell table:number-columns-repeated="2" office:value-type="string">
            <text:p>会場確保</text:p>
          </table:table-cell>
          <table:table-cell office:value-type="string">
            <text:p>上川</text:p>
          </table:table-cell>
          <table:table-cell table:number-columns-repeated="2" office:value-type="date" office:date-value="2007-05-27">
            <text:p>5月27日</text:p>
          </table:table-cell>
          <table:table-cell/>
          <table:table-cell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企画立案</text:p>
          </table:table-cell>
          <table:table-cell/>
          <table:table-cell office:value-type="date" office:date-value="2007-05-20">
            <text:p>5月20日</text:p>
          </table:table-cell>
          <table:table-cell/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 ">
            <text:p><text:s/>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 ">
            <text:p><text:s/>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 ">
            <text:p><text:s/>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講師確保</text:p>
          </table:table-cell>
          <table:table-cell/>
          <table:table-cell office:value-type="date" office:date-value="2007-05-21">
            <text:p>5月21日</text:p>
          </table:table-cell>
          <table:table-cell/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 ">
            <text:p><text:s/>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 ">
            <text:p><text:s/>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 ">
            <text:p><text:s/>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/>
          <table:table-cell office:value-type="date" office:date-value="2007-05-22">
            <text:p>5月22日</text:p>
          </table:table-cell>
          <table:table-cell/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 ">
            <text:p><text:s/>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 ">
            <text:p><text:s/></text:p>
          </table:table-cell>
          <table:table-cell table:formula="oooc:=IF([.AO$1]=[.$E5];&quot;O&quot;;IF([.AO$1]=[.$D5];&quot;.&quot;;&quot; &quot;))" office:value-type="string" office:string-value=" ">
            <text:p><text:s/>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/>
          <table:table-cell office:value-type="date" office:date-value="2007-07-16">
            <text:p>7月16日</text:p>
          </table:table-cell>
          <table:table-cell/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 ">
            <text:p><text:s/>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 ">
            <text:p><text:s/>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 ">
            <text:p><text:s/></text:p>
          </table:table-cell>
          <table:table-cell table:formula="oooc:=IF([.BE$1]=[.$E6];&quot;O&quot;;IF([.BE$1]=[.$D6];&quot;.&quot;;&quot; &quot;))" office:value-type="string" office:string-value=".">
            <text:p>.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/>
          <table:table-cell office:value-type="date" office:date-value="2007-07-18">
            <text:p>7月18日</text:p>
          </table:table-cell>
          <table:table-cell/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 ">
            <text:p><text:s/></text:p>
          </table:table-cell>
          <table:table-cell table:formula="oooc:=IF([.BG$1]=[.$E7];&quot;O&quot;;IF([.BG$1]=[.$D7];&quot;.&quot;;&quot; &quot;))" office:value-type="string" office:string-value=".">
            <text:p>.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/>
          <table:table-cell office:value-type="date" office:date-value="2007-07-19">
            <text:p>7月19日</text:p>
          </table:table-cell>
          <table:table-cell/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 ">
            <text:p><text:s/></text:p>
          </table:table-cell>
          <table:table-cell table:formula="oooc:=IF([.BG$1]=[.$E8];&quot;O&quot;;IF([.BG$1]=[.$D8];&quot;.&quot;;&quot; &quot;))" office:value-type="string" office:string-value=" ">
            <text:p><text:s/></text:p>
          </table:table-cell>
          <table:table-cell table:formula="oooc:=IF([.BH$1]=[.$E8];&quot;O&quot;;IF([.BH$1]=[.$D8];&quot;.&quot;;&quot; &quot;))" office:value-type="string" office:string-value=".">
            <text:p>.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/>
          <table:table-cell office:value-type="date" office:date-value="2007-07-19">
            <text:p>7月19日</text:p>
          </table:table-cell>
          <table:table-cell/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 ">
            <text:p><text:s/></text:p>
          </table:table-cell>
          <table:table-cell table:formula="oooc:=IF([.BH$1]=[.$E9];&quot;O&quot;;IF([.BH$1]=[.$D9];&quot;.&quot;;&quot; &quot;))" office:value-type="string" office:string-value=".">
            <text:p>.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 ">
            <text:p><text:s/>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.">
            <text:p>.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/>
          <table:table-cell office:value-type="date" office:date-value="2007-06-20">
            <text:p>6月20日</text:p>
          </table:table-cell>
          <table:table-cell/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.">
            <text:p>.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 ">
            <text:p><text:s/>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 ">
            <text:p><text:s/>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 ">
            <text:p><text:s/>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 ">
            <text:p><text:s/>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.">
            <text:p>.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 ">
            <text:p><text:s/>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/>
          <table:table-cell office:value-type="date" office:date-value="2007-07-20">
            <text:p>7月20日</text:p>
          </table:table-cell>
          <table:table-cell/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 ">
            <text:p><text:s/></text:p>
          </table:table-cell>
          <table:table-cell table:formula="oooc:=IF([.BG$1]=[.$E13];&quot;O&quot;;IF([.BG$1]=[.$D13];&quot;.&quot;;&quot; &quot;))" office:value-type="string" office:string-value=" ">
            <text:p><text:s/>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.">
            <text:p>.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DWN Quiz作成</text:p>
          </table:table-cell>
          <table:table-cell/>
          <table:table-cell office:value-type="date" office:date-value="2007-07-18">
            <text:p>7月18日</text:p>
          </table:table-cell>
          <table:table-cell/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 ">
            <text:p><text:s/>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 ">
            <text:p><text:s/></text:p>
          </table:table-cell>
          <table:table-cell table:formula="oooc:=IF([.BG$1]=[.$E14];&quot;O&quot;;IF([.BG$1]=[.$D14];&quot;.&quot;;&quot; &quot;))" office:value-type="string" office:string-value=".">
            <text:p>.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WN Quiz景品準備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 ">
            <text:p><text:s/>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 ">
            <text:p><text:s/></text:p>
          </table:table-cell>
          <table:table-cell table:formula="oooc:=IF([.BI$1]=[.$E15];&quot;O&quot;;IF([.BI$1]=[.$D15];&quot;.&quot;;&quot; &quot;))" office:value-type="string" office:string-value=".">
            <text:p>.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案内文文書案作成</text:p>
          </table:table-cell>
          <table:table-cell/>
          <table:table-cell office:value-type="date" office:date-value="2007-06-20">
            <text:p>6月20日</text:p>
          </table:table-cell>
          <table:table-cell/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.">
            <text:p>.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 ">
            <text:p><text:s/></text:p>
          </table:table-cell>
          <table:table-cell table:formula="oooc:=IF([.AP$1]=[.$E16];&quot;O&quot;;IF([.AP$1]=[.$D16];&quot;.&quot;;&quot; &quot;))" office:value-type="string" office:string-value=" ">
            <text:p><text:s/>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 ">
            <text:p><text:s/>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.">
            <text:p>.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 ">
            <text:p><text:s/>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.">
            <text:p>.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 ">
            <text:p><text:s/>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.">
            <text:p>.</text:p>
          </table:table-cell>
          <table:table-cell table:formula="oooc:=IF([.AQ$1]=[.$E19];&quot;O&quot;;IF([.AQ$1]=[.$D19];&quot;.&quot;;&quot; &quot;))" office:value-type="string" office:string-value=" ">
            <text:p><text:s/></text:p>
          </table:table-cell>
          <table:table-cell table:formula="oooc:=IF([.AR$1]=[.$E19];&quot;O&quot;;IF([.AR$1]=[.$D19];&quot;.&quot;;&quot; &quot;))" office:value-type="string" office:string-value=" ">
            <text:p><text:s/>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.">
            <text:p>.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 ">
            <text:p><text:s/>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 ">
            <text:p><text:s/>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.">
            <text:p>.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 ">
            <text:p><text:s/>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/>
          <table:table-cell office:value-type="date" office:date-value="2007-07-18">
            <text:p>7月18日</text:p>
          </table:table-cell>
          <table:table-cell table:number-columns-repeated="64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 ">
            <text:p><text:s/>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.">
            <text:p>.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/>
          <table:table-cell office:value-type="date" office:date-value="2007-07-20">
            <text:p>7月20日</text:p>
          </table:table-cell>
          <table:table-cell/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 ">
            <text:p><text:s/>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.">
            <text:p>.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 ">
            <text:p><text:s/>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.">
            <text:p>.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 ">
            <text:p><text:s/>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.">
            <text:p>.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/>
          <table:table-cell office:value-type="date" office:date-value="2007-07-21">
            <text:p>7月21日</text:p>
          </table:table-cell>
          <table:table-cell table:style-name="ce1"/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 ">
            <text:p><text:s/>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.">
            <text:p>.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/>
          <table:table-cell office:value-type="date" office:date-value="2007-07-21">
            <text:p>7月21日</text:p>
          </table:table-cell>
          <table:table-cell table:style-name="ce1"/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 ">
            <text:p><text:s/>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.">
            <text:p>.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/>
          <table:table-cell office:value-type="date" office:date-value="2007-07-21">
            <text:p>7月21日</text:p>
          </table:table-cell>
          <table:table-cell table:style-name="ce1"/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 ">
            <text:p><text:s/>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.">
            <text:p>.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/>
          <table:table-cell office:value-type="date" office:date-value="2007-05-20">
            <text:p>5月20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 ">
            <text:p><text:s/>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9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9" office:value-type="string">
            <text:p>O</text:p>
          </table:table-cell>
          <table:table-cell table:style-name="Default" table:number-columns-repeated="3"/>
          <table:table-cell table:style-name="ce9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9" office:value-type="string">
            <text:p>.</text:p>
          </table:table-cell>
          <table:table-cell table:style-name="Default" table:number-columns-repeated="65"/>
        </table:table-row>
      </table:table>
      <table:table table:name="8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12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6-27">
            <text:p>6月27日</text:p>
          </table:table-cell>
          <table:table-cell table:style-name="ce4" table:formula="oooc:=[.G1]+1" office:value-type="date" office:date-value="2007-06-28">
            <text:p>6月28日</text:p>
          </table:table-cell>
          <table:table-cell table:style-name="ce4" table:formula="oooc:=[.H1]+1" office:value-type="date" office:date-value="2007-06-29">
            <text:p>6月29日</text:p>
          </table:table-cell>
          <table:table-cell table:style-name="ce4" table:formula="oooc:=[.I1]+1" office:value-type="date" office:date-value="2007-06-30">
            <text:p>6月30日</text:p>
          </table:table-cell>
          <table:table-cell table:style-name="ce4" table:formula="oooc:=[.J1]+1" office:value-type="date" office:date-value="2007-07-01">
            <text:p>7月1日</text:p>
          </table:table-cell>
          <table:table-cell table:style-name="ce4" table:formula="oooc:=[.K1]+1" office:value-type="date" office:date-value="2007-07-02">
            <text:p>7月2日</text:p>
          </table:table-cell>
          <table:table-cell table:style-name="ce4" table:formula="oooc:=[.L1]+1" office:value-type="date" office:date-value="2007-07-03">
            <text:p>7月3日</text:p>
          </table:table-cell>
          <table:table-cell table:style-name="ce4" table:formula="oooc:=[.M1]+1" office:value-type="date" office:date-value="2007-07-04">
            <text:p>7月4日</text:p>
          </table:table-cell>
          <table:table-cell table:style-name="ce4" table:formula="oooc:=[.N1]+1" office:value-type="date" office:date-value="2007-07-05">
            <text:p>7月5日</text:p>
          </table:table-cell>
          <table:table-cell table:style-name="ce4" table:formula="oooc:=[.O1]+1" office:value-type="date" office:date-value="2007-07-06">
            <text:p>7月6日</text:p>
          </table:table-cell>
          <table:table-cell table:style-name="ce4" table:formula="oooc:=[.P1]+1" office:value-type="date" office:date-value="2007-07-07">
            <text:p>7月7日</text:p>
          </table:table-cell>
          <table:table-cell table:style-name="ce4" table:formula="oooc:=[.Q1]+1" office:value-type="date" office:date-value="2007-07-08">
            <text:p>7月8日</text:p>
          </table:table-cell>
          <table:table-cell table:style-name="ce4" table:formula="oooc:=[.R1]+1" office:value-type="date" office:date-value="2007-07-09">
            <text:p>7月9日</text:p>
          </table:table-cell>
          <table:table-cell table:style-name="ce4" table:formula="oooc:=[.S1]+1" office:value-type="date" office:date-value="2007-07-10">
            <text:p>7月10日</text:p>
          </table:table-cell>
          <table:table-cell table:style-name="ce4" table:formula="oooc:=[.T1]+1" office:value-type="date" office:date-value="2007-07-11">
            <text:p>7月11日</text:p>
          </table:table-cell>
          <table:table-cell table:style-name="ce4" table:formula="oooc:=[.U1]+1" office:value-type="date" office:date-value="2007-07-12">
            <text:p>7月12日</text:p>
          </table:table-cell>
          <table:table-cell table:style-name="ce4" table:formula="oooc:=[.V1]+1" office:value-type="date" office:date-value="2007-07-13">
            <text:p>7月13日</text:p>
          </table:table-cell>
          <table:table-cell table:style-name="ce4" table:formula="oooc:=[.W1]+1" office:value-type="date" office:date-value="2007-07-14">
            <text:p>7月14日</text:p>
          </table:table-cell>
          <table:table-cell table:style-name="ce4" table:formula="oooc:=[.X1]+1" office:value-type="date" office:date-value="2007-07-15">
            <text:p>7月15日</text:p>
          </table:table-cell>
          <table:table-cell table:style-name="ce4" table:formula="oooc:=[.Y1]+1" office:value-type="date" office:date-value="2007-07-16">
            <text:p>7月16日</text:p>
          </table:table-cell>
          <table:table-cell table:style-name="ce4" table:formula="oooc:=[.Z1]+1" office:value-type="date" office:date-value="2007-07-17">
            <text:p>7月17日</text:p>
          </table:table-cell>
          <table:table-cell table:style-name="ce4" table:formula="oooc:=[.AA1]+1" office:value-type="date" office:date-value="2007-07-18">
            <text:p>7月18日</text:p>
          </table:table-cell>
          <table:table-cell table:style-name="ce4" table:formula="oooc:=[.AB1]+1" office:value-type="date" office:date-value="2007-07-19">
            <text:p>7月19日</text:p>
          </table:table-cell>
          <table:table-cell table:style-name="ce4" table:formula="oooc:=[.AC1]+1" office:value-type="date" office:date-value="2007-07-20">
            <text:p>7月20日</text:p>
          </table:table-cell>
          <table:table-cell table:style-name="ce4" table:formula="oooc:=[.AD1]+1" office:value-type="date" office:date-value="2007-07-21">
            <text:p>7月21日</text:p>
          </table:table-cell>
          <table:table-cell table:style-name="ce4" table:formula="oooc:=[.AE1]+1" office:value-type="date" office:date-value="2007-07-22">
            <text:p>7月22日</text:p>
          </table:table-cell>
          <table:table-cell table:style-name="ce4" table:formula="oooc:=[.AF1]+1" office:value-type="date" office:date-value="2007-07-23">
            <text:p>7月23日</text:p>
          </table:table-cell>
          <table:table-cell table:style-name="ce4" table:formula="oooc:=[.AG1]+1" office:value-type="date" office:date-value="2007-07-24">
            <text:p>7月24日</text:p>
          </table:table-cell>
          <table:table-cell table:style-name="ce4" table:formula="oooc:=[.AH1]+1" office:value-type="date" office:date-value="2007-07-25">
            <text:p>7月25日</text:p>
          </table:table-cell>
          <table:table-cell table:style-name="ce4" table:formula="oooc:=[.AI1]+1" office:value-type="date" office:date-value="2007-07-26">
            <text:p>7月26日</text:p>
          </table:table-cell>
          <table:table-cell table:style-name="ce4" table:formula="oooc:=[.AJ1]+1" office:value-type="date" office:date-value="2007-07-27">
            <text:p>7月27日</text:p>
          </table:table-cell>
          <table:table-cell table:style-name="ce4" table:formula="oooc:=[.AK1]+1" office:value-type="date" office:date-value="2007-07-28">
            <text:p>7月28日</text:p>
          </table:table-cell>
          <table:table-cell table:style-name="ce4" table:formula="oooc:=[.AL1]+1" office:value-type="date" office:date-value="2007-07-29">
            <text:p>7月29日</text:p>
          </table:table-cell>
          <table:table-cell table:style-name="ce4" table:formula="oooc:=[.AM1]+1" office:value-type="date" office:date-value="2007-07-30">
            <text:p>7月30日</text:p>
          </table:table-cell>
          <table:table-cell table:style-name="ce4" table:formula="oooc:=[.AN1]+1" office:value-type="date" office:date-value="2007-07-31">
            <text:p>7月31日</text:p>
          </table:table-cell>
          <table:table-cell table:style-name="ce4" table:formula="oooc:=[.AO1]+1" office:value-type="date" office:date-value="2007-08-01">
            <text:p>8月1日</text:p>
          </table:table-cell>
          <table:table-cell table:style-name="ce4" table:formula="oooc:=[.AP1]+1" office:value-type="date" office:date-value="2007-08-02">
            <text:p>8月2日</text:p>
          </table:table-cell>
          <table:table-cell table:style-name="ce4" table:formula="oooc:=[.AQ1]+1" office:value-type="date" office:date-value="2007-08-03">
            <text:p>8月3日</text:p>
          </table:table-cell>
          <table:table-cell table:style-name="ce4" table:formula="oooc:=[.AR1]+1" office:value-type="date" office:date-value="2007-08-04">
            <text:p>8月4日</text:p>
          </table:table-cell>
          <table:table-cell table:style-name="ce4" table:formula="oooc:=[.AS1]+1" office:value-type="date" office:date-value="2007-08-05">
            <text:p>8月5日</text:p>
          </table:table-cell>
          <table:table-cell table:style-name="ce4" table:formula="oooc:=[.AT1]+1" office:value-type="date" office:date-value="2007-08-06">
            <text:p>8月6日</text:p>
          </table:table-cell>
          <table:table-cell table:style-name="ce4" table:formula="oooc:=[.AU1]+1" office:value-type="date" office:date-value="2007-08-07">
            <text:p>8月7日</text:p>
          </table:table-cell>
          <table:table-cell table:style-name="ce4" table:formula="oooc:=[.AV1]+1" office:value-type="date" office:date-value="2007-08-08">
            <text:p>8月8日</text:p>
          </table:table-cell>
          <table:table-cell table:style-name="ce4" table:formula="oooc:=[.AW1]+1" office:value-type="date" office:date-value="2007-08-09">
            <text:p>8月9日</text:p>
          </table:table-cell>
          <table:table-cell table:style-name="ce4" table:formula="oooc:=[.AX1]+1" office:value-type="date" office:date-value="2007-08-10">
            <text:p>8月10日</text:p>
          </table:table-cell>
          <table:table-cell table:style-name="ce4" table:formula="oooc:=[.AY1]+1" office:value-type="date" office:date-value="2007-08-11">
            <text:p>8月11日</text:p>
          </table:table-cell>
          <table:table-cell table:style-name="ce4" table:formula="oooc:=[.AZ1]+1" office:value-type="date" office:date-value="2007-08-12">
            <text:p>8月12日</text:p>
          </table:table-cell>
          <table:table-cell table:style-name="ce4" table:formula="oooc:=[.BA1]+1" office:value-type="date" office:date-value="2007-08-13">
            <text:p>8月13日</text:p>
          </table:table-cell>
          <table:table-cell table:style-name="ce4" table:formula="oooc:=[.BB1]+1" office:value-type="date" office:date-value="2007-08-14">
            <text:p>8月14日</text:p>
          </table:table-cell>
          <table:table-cell table:style-name="ce4" table:formula="oooc:=[.BC1]+1" office:value-type="date" office:date-value="2007-08-15">
            <text:p>8月15日</text:p>
          </table:table-cell>
          <table:table-cell table:style-name="ce4" table:formula="oooc:=[.BD1]+1" office:value-type="date" office:date-value="2007-08-16">
            <text:p>8月16日</text:p>
          </table:table-cell>
          <table:table-cell table:style-name="ce4" table:formula="oooc:=[.BE1]+1" office:value-type="date" office:date-value="2007-08-17">
            <text:p>8月17日</text:p>
          </table:table-cell>
          <table:table-cell table:style-name="ce4" table:formula="oooc:=[.BF1]+1" office:value-type="date" office:date-value="2007-08-18">
            <text:p>8月18日</text:p>
          </table:table-cell>
          <table:table-cell table:style-name="ce4" table:formula="oooc:=[.BG1]+1" office:value-type="date" office:date-value="2007-08-19">
            <text:p>8月19日</text:p>
          </table:table-cell>
          <table:table-cell table:style-name="ce4" table:formula="oooc:=[.BH1]+1" office:value-type="date" office:date-value="2007-08-20">
            <text:p>8月20日</text:p>
          </table:table-cell>
          <table:table-cell table:style-name="ce4" table:formula="oooc:=[.BI1]+1" office:value-type="date" office:date-value="2007-08-21">
            <text:p>8月21日</text:p>
          </table:table-cell>
          <table:table-cell table:style-name="ce4" table:formula="oooc:=[.BJ1]+1" office:value-type="date" office:date-value="2007-08-22">
            <text:p>8月22日</text:p>
          </table:table-cell>
          <table:table-cell table:style-name="ce4" table:formula="oooc:=[.BK1]+1" office:value-type="date" office:date-value="2007-08-23">
            <text:p>8月23日</text:p>
          </table:table-cell>
          <table:table-cell table:style-name="ce4" table:formula="oooc:=[.BL1]+1" office:value-type="date" office:date-value="2007-08-24">
            <text:p>8月24日</text:p>
          </table:table-cell>
          <table:table-cell table:style-name="ce4" table:formula="oooc:=[.BM1]+1" office:value-type="date" office:date-value="2007-08-25">
            <text:p>8月25日</text:p>
          </table:table-cell>
          <table:table-cell table:style-name="ce4" table:formula="oooc:=[.BN1]+1" office:value-type="date" office:date-value="2007-08-26">
            <text:p>8月26日</text:p>
          </table:table-cell>
          <table:table-cell table:style-name="ce4" table:formula="oooc:=[.BO1]+1" office:value-type="date" office:date-value="2007-08-27">
            <text:p>8月27日</text:p>
          </table:table-cell>
        </table:table-row>
        <table:table-row table:style-name="ro2">
          <table:table-cell table:number-columns-repeated="2" office:value-type="string">
            <text:p>会場確保</text:p>
          </table:table-cell>
          <table:table-cell office:value-type="string">
            <text:p>上川</text:p>
          </table:table-cell>
          <table:table-cell table:number-columns-repeated="2" office:value-type="date" office:date-value="2007-06-27">
            <text:p>6月27日</text:p>
          </table:table-cell>
          <table:table-cell/>
          <table:table-cell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企画立案</text:p>
          </table:table-cell>
          <table:table-cell/>
          <table:table-cell office:value-type="date" office:date-value="2007-07-21">
            <text:p>7月21日</text:p>
          </table:table-cell>
          <table:table-cell/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 ">
            <text:p><text:s/>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 ">
            <text:p><text:s/>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.">
            <text:p>.</text:p>
          </table:table-cell>
          <table:table-cell table:formula="oooc:=IF([.AF$1]=[.$E3];&quot;O&quot;;IF([.AF$1]=[.$D3];&quot;.&quot;;&quot; &quot;))" office:value-type="string" office:string-value=" ">
            <text:p><text:s/>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講師確保</text:p>
          </table:table-cell>
          <table:table-cell/>
          <table:table-cell office:value-type="date" office:date-value="2007-07-21">
            <text:p>7月21日</text:p>
          </table:table-cell>
          <table:table-cell/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 ">
            <text:p><text:s/>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 ">
            <text:p><text:s/>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.">
            <text:p>.</text:p>
          </table:table-cell>
          <table:table-cell table:formula="oooc:=IF([.AF$1]=[.$E4];&quot;O&quot;;IF([.AF$1]=[.$D4];&quot;.&quot;;&quot; &quot;))" office:value-type="string" office:string-value=" ">
            <text:p><text:s/>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/>
          <table:table-cell office:value-type="date" office:date-value="2007-07-22">
            <text:p>7月22日</text:p>
          </table:table-cell>
          <table:table-cell/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.">
            <text:p>.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 ">
            <text:p><text:s/></text:p>
          </table:table-cell>
          <table:table-cell table:formula="oooc:=IF([.AO$1]=[.$E5];&quot;O&quot;;IF([.AO$1]=[.$D5];&quot;.&quot;;&quot; &quot;))" office:value-type="string" office:string-value=" ">
            <text:p><text:s/>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/>
          <table:table-cell office:value-type="date" office:date-value="2007-08-13">
            <text:p>8月13日</text:p>
          </table:table-cell>
          <table:table-cell/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 ">
            <text:p><text:s/>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.">
            <text:p>.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 ">
            <text:p><text:s/>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/>
          <table:table-cell office:value-type="date" office:date-value="2007-08-16">
            <text:p>8月16日</text:p>
          </table:table-cell>
          <table:table-cell/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.">
            <text:p>.</text:p>
          </table:table-cell>
          <table:table-cell table:formula="oooc:=IF([.BF$1]=[.$E7];&quot;O&quot;;IF([.BF$1]=[.$D7];&quot;.&quot;;&quot; &quot;))" office:value-type="string" office:string-value=" ">
            <text:p><text:s/></text:p>
          </table:table-cell>
          <table:table-cell table:formula="oooc:=IF([.BG$1]=[.$E7];&quot;O&quot;;IF([.BG$1]=[.$D7];&quot;.&quot;;&quot; &quot;))" office:value-type="string" office:string-value=" ">
            <text:p><text:s/>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/>
          <table:table-cell office:value-type="date" office:date-value="2007-08-17">
            <text:p>8月17日</text:p>
          </table:table-cell>
          <table:table-cell/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.">
            <text:p>.</text:p>
          </table:table-cell>
          <table:table-cell table:formula="oooc:=IF([.BG$1]=[.$E8];&quot;O&quot;;IF([.BG$1]=[.$D8];&quot;.&quot;;&quot; &quot;))" office:value-type="string" office:string-value=" ">
            <text:p><text:s/>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/>
          <table:table-cell office:value-type="date" office:date-value="2007-08-17">
            <text:p>8月17日</text:p>
          </table:table-cell>
          <table:table-cell/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.">
            <text:p>.</text:p>
          </table:table-cell>
          <table:table-cell table:formula="oooc:=IF([.BG$1]=[.$E9];&quot;O&quot;;IF([.BG$1]=[.$D9];&quot;.&quot;;&quot; &quot;))" office:value-type="string" office:string-value=" ">
            <text:p><text:s/>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/>
          <table:table-cell office:value-type="date" office:date-value="2007-08-17">
            <text:p>8月17日</text:p>
          </table:table-cell>
          <table:table-cell table:style-name="ce1"/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.">
            <text:p>.</text:p>
          </table:table-cell>
          <table:table-cell table:formula="oooc:=IF([.BG$1]=[.$E10];&quot;O&quot;;IF([.BG$1]=[.$D10];&quot;.&quot;;&quot; &quot;))" office:value-type="string" office:string-value=" ">
            <text:p><text:s/>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 ">
            <text:p><text:s/>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/>
          <table:table-cell office:value-type="date" office:date-value="2007-08-10">
            <text:p>8月10日</text:p>
          </table:table-cell>
          <table:table-cell/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 ">
            <text:p><text:s/>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 ">
            <text:p><text:s/>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 ">
            <text:p><text:s/>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.">
            <text:p>.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/>
          <table:table-cell office:value-type="date" office:date-value="2007-08-10">
            <text:p>8月10日</text:p>
          </table:table-cell>
          <table:table-cell/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 ">
            <text:p><text:s/>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 ">
            <text:p><text:s/>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 ">
            <text:p><text:s/>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.">
            <text:p>.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/>
          <table:table-cell office:value-type="date" office:date-value="2007-08-17">
            <text:p>8月17日</text:p>
          </table:table-cell>
          <table:table-cell/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.">
            <text:p>.</text:p>
          </table:table-cell>
          <table:table-cell table:formula="oooc:=IF([.BG$1]=[.$E13];&quot;O&quot;;IF([.BG$1]=[.$D13];&quot;.&quot;;&quot; &quot;))" office:value-type="string" office:string-value=" ">
            <text:p><text:s/>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 ">
            <text:p><text:s/>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DWN Quiz作成</text:p>
          </table:table-cell>
          <table:table-cell/>
          <table:table-cell office:value-type="date" office:date-value="2007-08-17">
            <text:p>8月17日</text:p>
          </table:table-cell>
          <table:table-cell/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 ">
            <text:p><text:s/>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.">
            <text:p>.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WN Quiz景品準備</text:p>
          </table:table-cell>
          <table:table-cell/>
          <table:table-cell office:value-type="date" office:date-value="2007-08-18">
            <text:p>8月18日</text:p>
          </table:table-cell>
          <table:table-cell table:style-name="ce1"/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 ">
            <text:p><text:s/></text:p>
          </table:table-cell>
          <table:table-cell table:formula="oooc:=IF([.BG$1]=[.$E15];&quot;O&quot;;IF([.BG$1]=[.$D15];&quot;.&quot;;&quot; &quot;))" office:value-type="string" office:string-value=".">
            <text:p>.</text:p>
          </table:table-cell>
          <table:table-cell table:formula="oooc:=IF([.BH$1]=[.$E15];&quot;O&quot;;IF([.BH$1]=[.$D15];&quot;.&quot;;&quot; &quot;))" office:value-type="string" office:string-value=" ">
            <text:p><text:s/></text:p>
          </table:table-cell>
          <table:table-cell table:formula="oooc:=IF([.BI$1]=[.$E15];&quot;O&quot;;IF([.BI$1]=[.$D15];&quot;.&quot;;&quot; &quot;))" office:value-type="string" office:string-value=" ">
            <text:p><text:s/>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案内文文書案作成</text:p>
          </table:table-cell>
          <table:table-cell/>
          <table:table-cell office:value-type="date" office:date-value="2007-07-25">
            <text:p>7月25日</text:p>
          </table:table-cell>
          <table:table-cell/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.">
            <text:p>.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 ">
            <text:p><text:s/></text:p>
          </table:table-cell>
          <table:table-cell table:formula="oooc:=IF([.AP$1]=[.$E16];&quot;O&quot;;IF([.AP$1]=[.$D16];&quot;.&quot;;&quot; &quot;))" office:value-type="string" office:string-value=" ">
            <text:p><text:s/>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 ">
            <text:p><text:s/>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/>
          <table:table-cell office:value-type="date" office:date-value="2007-08-03">
            <text:p>8月3日</text:p>
          </table:table-cell>
          <table:table-cell/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 ">
            <text:p><text:s/>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.">
            <text:p>.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/>
          <table:table-cell office:value-type="date" office:date-value="2007-08-04">
            <text:p>8月4日</text:p>
          </table:table-cell>
          <table:table-cell/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 ">
            <text:p><text:s/>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 ">
            <text:p><text:s/></text:p>
          </table:table-cell>
          <table:table-cell table:formula="oooc:=IF([.AS$1]=[.$E18];&quot;O&quot;;IF([.AS$1]=[.$D18];&quot;.&quot;;&quot; &quot;))" office:value-type="string" office:string-value=".">
            <text:p>.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/>
          <table:table-cell office:value-type="date" office:date-value="2007-08-04">
            <text:p>8月4日</text:p>
          </table:table-cell>
          <table:table-cell/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 ">
            <text:p><text:s/></text:p>
          </table:table-cell>
          <table:table-cell table:formula="oooc:=IF([.AQ$1]=[.$E19];&quot;O&quot;;IF([.AQ$1]=[.$D19];&quot;.&quot;;&quot; &quot;))" office:value-type="string" office:string-value=" ">
            <text:p><text:s/></text:p>
          </table:table-cell>
          <table:table-cell table:formula="oooc:=IF([.AR$1]=[.$E19];&quot;O&quot;;IF([.AR$1]=[.$D19];&quot;.&quot;;&quot; &quot;))" office:value-type="string" office:string-value=" ">
            <text:p><text:s/></text:p>
          </table:table-cell>
          <table:table-cell table:formula="oooc:=IF([.AS$1]=[.$E19];&quot;O&quot;;IF([.AS$1]=[.$D19];&quot;.&quot;;&quot; &quot;))" office:value-type="string" office:string-value=".">
            <text:p>.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/>
          <table:table-cell office:value-type="date" office:date-value="2007-08-04">
            <text:p>8月4日</text:p>
          </table:table-cell>
          <table:table-cell/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 ">
            <text:p><text:s/>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 ">
            <text:p><text:s/></text:p>
          </table:table-cell>
          <table:table-cell table:formula="oooc:=IF([.AS$1]=[.$E20];&quot;O&quot;;IF([.AS$1]=[.$D20];&quot;.&quot;;&quot; &quot;))" office:value-type="string" office:string-value=".">
            <text:p>.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 ">
            <text:p><text:s/>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/>
          <table:table-cell office:value-type="date" office:date-value="2007-08-04">
            <text:p>8月4日</text:p>
          </table:table-cell>
          <table:table-cell/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 ">
            <text:p><text:s/>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 ">
            <text:p><text:s/></text:p>
          </table:table-cell>
          <table:table-cell table:formula="oooc:=IF([.AS$1]=[.$E21];&quot;O&quot;;IF([.AS$1]=[.$D21];&quot;.&quot;;&quot; &quot;))" office:value-type="string" office:string-value=".">
            <text:p>.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/>
          <table:table-cell office:value-type="date" office:date-value="2007-08-13">
            <text:p>8月13日</text:p>
          </table:table-cell>
          <table:table-cell table:number-columns-repeated="64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/>
          <table:table-cell office:value-type="date" office:date-value="2007-08-03">
            <text:p>8月3日</text:p>
          </table:table-cell>
          <table:table-cell/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 ">
            <text:p><text:s/>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 ">
            <text:p><text:s/>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.">
            <text:p>.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/>
          <table:table-cell office:value-type="date" office:date-value="2007-08-17">
            <text:p>8月17日</text:p>
          </table:table-cell>
          <table:table-cell/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.">
            <text:p>.</text:p>
          </table:table-cell>
          <table:table-cell table:formula="oooc:=IF([.BG$1]=[.$E24];&quot;O&quot;;IF([.BG$1]=[.$D24];&quot;.&quot;;&quot; &quot;))" office:value-type="string" office:string-value=" ">
            <text:p><text:s/>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 ">
            <text:p><text:s/>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/>
          <table:table-cell office:value-type="date" office:date-value="2007-08-17">
            <text:p>8月17日</text:p>
          </table:table-cell>
          <table:table-cell table:style-name="ce1"/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.">
            <text:p>.</text:p>
          </table:table-cell>
          <table:table-cell table:formula="oooc:=IF([.BG$1]=[.$E25];&quot;O&quot;;IF([.BG$1]=[.$D25];&quot;.&quot;;&quot; &quot;))" office:value-type="string" office:string-value=" ">
            <text:p><text:s/>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 ">
            <text:p><text:s/>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/>
          <table:table-cell office:value-type="date" office:date-value="2007-08-17">
            <text:p>8月17日</text:p>
          </table:table-cell>
          <table:table-cell table:style-name="ce1"/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.">
            <text:p>.</text:p>
          </table:table-cell>
          <table:table-cell table:formula="oooc:=IF([.BG$1]=[.$E26];&quot;O&quot;;IF([.BG$1]=[.$D26];&quot;.&quot;;&quot; &quot;))" office:value-type="string" office:string-value=" ">
            <text:p><text:s/>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 ">
            <text:p><text:s/>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/>
          <table:table-cell office:value-type="date" office:date-value="2007-08-18">
            <text:p>8月18日</text:p>
          </table:table-cell>
          <table:table-cell table:style-name="ce1"/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.">
            <text:p>.</text:p>
          </table:table-cell>
          <table:table-cell table:formula="oooc:=IF([.BH$1]=[.$E27];&quot;O&quot;;IF([.BH$1]=[.$D27];&quot;.&quot;;&quot; &quot;))" office:value-type="string" office:string-value=" ">
            <text:p><text:s/>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 ">
            <text:p><text:s/>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/>
          <table:table-cell office:value-type="date" office:date-value="2007-08-18">
            <text:p>8月18日</text:p>
          </table:table-cell>
          <table:table-cell table:style-name="ce1"/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.">
            <text:p>.</text:p>
          </table:table-cell>
          <table:table-cell table:formula="oooc:=IF([.BH$1]=[.$E28];&quot;O&quot;;IF([.BH$1]=[.$D28];&quot;.&quot;;&quot; &quot;))" office:value-type="string" office:string-value=" ">
            <text:p><text:s/>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 ">
            <text:p><text:s/>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/>
          <table:table-cell office:value-type="date" office:date-value="2007-08-18">
            <text:p>8月18日</text:p>
          </table:table-cell>
          <table:table-cell table:style-name="ce1"/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.">
            <text:p>.</text:p>
          </table:table-cell>
          <table:table-cell table:formula="oooc:=IF([.BH$1]=[.$E29];&quot;O&quot;;IF([.BH$1]=[.$D29];&quot;.&quot;;&quot; &quot;))" office:value-type="string" office:string-value=" ">
            <text:p><text:s/>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 ">
            <text:p><text:s/>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/>
          <table:table-cell office:value-type="date" office:date-value="2007-08-26">
            <text:p>8月26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 ">
            <text:p><text:s/>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.">
            <text:p>.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11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11" office:value-type="string">
            <text:p>O</text:p>
          </table:table-cell>
          <table:table-cell table:style-name="Default" table:number-columns-repeated="3"/>
          <table:table-cell table:style-name="ce11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11" office:value-type="string">
            <text:p>.</text:p>
          </table:table-cell>
          <table:table-cell table:style-name="Default" table:number-columns-repeated="6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VL ゴシック" fo:language="en" fo:country="US" style:font-name-asian="VL ゴシック1" style:language-asian="ja" style:country-asian="JP" style:font-name-complex="VL ゴシック1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cus-O" style:family="table-cell" style:parent-style-name="Default">
      <style:table-cell-properties fo:background-color="#6b4794"/>
    </style:style>
    <style:style style:name="focus-." style:family="table-cell" style:parent-style-name="focus-O">
      <style:table-cell-properties fo:background-color="#00dcff"/>
    </style:style>
  </office:styles>
  <office:automatic-styles>
    <style:page-layout style:name="pm1">
      <style:page-layout-properties fo:page-width="29.699cm" fo:page-height="20.999cm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7">2007/06/27</text:date>, <text:time>08:5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6$Build-9155</meta:generator>
    <meta:creation-date>2007-04-20T08:34:22</meta:creation-date>
    <dc:date>2007-06-27T08:57:16</dc:date>
    <dc:language>en-US</dc:language>
    <meta:editing-cycles>22</meta:editing-cycles>
    <meta:user-defined meta:name="Info 1"/>
    <meta:user-defined meta:name="Info 2"/>
    <meta:user-defined meta:name="Info 3"/>
    <meta:user-defined meta:name="Info 4"/>
    <meta:document-statistic meta:table-count="4" meta:cell-count="7639"/>
  </office:meta>
</office:document-meta>
</file>